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65H48M00S" calcext:value-type="time">
            <text:p>65:4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7]-[.B3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9:17:01.4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6T22:21:32.114000000</dc:date>
    <meta:editing-duration>P4DT17H58M1S</meta:editing-duration>
    <meta:editing-cycles>79</meta:editing-cycles>
    <meta:generator>LibreOffice/7.2.5.2$Windows_X86_64 LibreOffice_project/499f9727c189e6ef3471021d6132d4c694f357e5</meta:generator>
    <meta:document-statistic meta:table-count="1" meta:cell-count="182" meta:object-count="0"/>
  </office:meta>
</office:document-meta>
</file>